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data from Egypt are in /opt/data40/mari on thundersnow.</text:p>
      <text:p text:style-name="Standard"/>
      <text:p text:style-name="P2">To eliminate erroneous DIO times from set of reward input and output times:</text:p>
      <text:p text:style-name="Standard">All of the following functions/scripts are in /home/mari/Src/Matlab.</text:p>
      <text:list xml:id="list884852300" text:style-name="L1">
        <text:list-item>
          <text:p text:style-name="P1">Position must be reconstructed for day.</text:p>
        </text:list-item>
        <text:list-item>
          <text:p text:style-name="P1">Run <text:span text:style-name="T1">ms_diodayprocess.m</text:span> (function) on DIO data (sorts times into correct order).</text:p>
        </text:list-item>
        <text:list-item>
          <text:p text:style-name="P1">Extract well-DIO trigger sequence and correct/incorrect trials using <text:span text:style-name="T1">sj_findwellsfromdio1_Egypt.m</text:span> (for w-track) and <text:span text:style-name="T1">sj_findwellsfromdio1_Egypt_lin.m</text:span> (for linear track).</text:p>
        </text:list-item>
        <text:list-item>
          <text:p text:style-name="P1">Run <text:span text:style-name="T1">generate_rewarderror_times_Egypt.m</text:span> to separate rewarded inputs/outputs and error inputs. This script also excludes any input/output pairs that don't have the correct delay.</text:p>
        </text:list-item>
        <text:list-item>
          <text:p text:style-name="P1">Check rewardtimes and errortimes from step 4 against rat's position data. <text:s/>Use <text:span text:style-name="T1">plot_rewardtimes_position.m</text:span> to exclude times that don't fall within a position range around the reward wells. <text:s/><text:span text:style-name="T2">This generates your final list of reward and error times.</text:span></text:p>
        </text:list-item>
        <text:list-item>
          <text:p text:style-name="P1">Using <text:span text:style-name="T1">generate_rewarderror_times_Egypt.m</text:span>, you can then generate a list of “pseudotimes” (lack of reward delivery on error trials).</text:p>
        </text:list-item>
        <text:list-item>
          <text:p text:style-name="P1">(Optional) Double check your final lists against audio data from the microphone, if it exists. Use <text:span text:style-name="T1">ms_plotEEG_DIO.m</text:span>.</text:p>
        </text:list-item>
      </text:list>
      <text:p text:style-name="Standard"/>
      <text:p text:style-name="Standard"/>
      <text:p text:style-name="Standard">To plot spectrograms centered at events (rewardinput, rewardoutput, errorinput, pseudooutput):</text:p>
      <text:p text:style-name="Standard">EVENT_spectrograms_EGYPT_121212.m.</text:p>
      <text:p text:style-name="Standard"/>
      <text:p text:style-name="Standard">To plot animal's velocity and mean velocity in a window after rewardoutput or pseudooutput:</text:p>
      <text:p text:style-name="Standard">calc_avgvelocity_postreward.m</text:p>
      <text:p text:style-name="Standard"/>
      <text:p text:style-name="Standard">To average ratio spectra between tetrodes, between epochs, and between days (for each CA region):</text:p>
      <text:p text:style-name="Standard">plot_CAmeans.m</text:p>
      <text:p text:style-name="Standard"/>
      <text:p text:style-name="Standard"><text:bookmark-start text:name="__DdeLink__2_1957953441"/>To plot ratio spectra for rewardoutput and pseudooutput:<text:bookmark-end text:name="__DdeLink__2_1957953441"/></text:p>
      <text:p text:style-name="Standard">reward_prepostspectra_Egypt.m</text:p>
      <text:p text:style-name="Standard"><text:tab/>- contains code to calculate the upper and lower error bounds of the raw, mean, and ratio spectra</text:p>
      <text:p text:style-name="Standard"/>
      <text:p text:style-name="Standard">To plot ratio spectra for rewardinput and errorinput:</text:p>
      <text:p text:style-name="Standard">audioonset_prepostspectra_Egypt.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15:05:55</meta:creation-date>
    <dc:date>2013-01-11T18:26:26</dc:date>
    <meta:editing-duration>PT3H5M2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1" meta:word-count="241" meta:character-count="844" meta:non-whitespace-character-count="1583"/>
  </office:meta>
</office:document-meta>
</file>